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00000007A0000007BA3CD4ACD.png" manifest:media-type="image/png"/>
  <manifest:file-entry manifest:full-path="Pictures/10000000000002580000003C782DF0CD.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487cm"/>
    </style:style>
    <style:style style:name="Tabla1.B" style:family="table-column">
      <style:table-column-properties style:column-width="8.017cm"/>
    </style:style>
    <style:style style:name="Tabla1.C" style:family="table-column">
      <style:table-column-properties style:column-width="2.245cm"/>
    </style:style>
    <style:style style:name="Tabla1.D" style:family="table-column">
      <style:table-column-properties style:column-width="4.263cm"/>
    </style:style>
    <style:style style:name="Tabla1.A1" style:family="table-cell">
      <style:table-cell-properties fo:background-color="#ffdab9" fo:padding="0.097cm" fo:border-left="0.05pt solid #000000" fo:border-right="none" fo:border-top="0.05pt solid #000000" fo:border-bottom="0.05pt solid #000000">
        <style:background-image/>
      </style:table-cell-properties>
    </style:style>
    <style:style style:name="Tabla1.D1" style:family="table-cell">
      <style:table-cell-properties fo:background-color="#ffdab9" fo:padding="0.097cm" fo:border="0.05pt solid #000000">
        <style:background-image/>
      </style:table-cell-properties>
    </style:style>
    <style:style style:name="Tabla1.A2" style:family="table-cell">
      <style:table-cell-properties fo:background-color="#ffdab9" fo:padding="0.097cm" fo:border-left="0.05pt solid #000000" fo:border-right="none" fo:border-top="none" fo:border-bottom="0.05pt solid #000000">
        <style:background-image/>
      </style:table-cell-properties>
    </style:style>
    <style:style style:name="Tabla1.D2" style:family="table-cell">
      <style:table-cell-properties fo:background-color="#ffdab9"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style:font-name="Liberation Sans" fo:font-size="10pt" officeooo:rsid="00135430" officeooo:paragraph-rsid="00135430" style:font-name-asian="Microsoft YaHei" style:font-size-asian="10pt" style:font-name-complex="Mangal1" style:font-size-complex="10pt"/>
    </style:style>
    <style:style style:name="P2" style:family="paragraph" style:parent-style-name="Table_20_Contents">
      <style:paragraph-properties fo:text-align="justify" style:justify-single-word="false"/>
      <style:text-properties style:font-name="Liberation Sans" fo:font-size="10pt" officeooo:rsid="0025a784" officeooo:paragraph-rsid="0025a784" style:font-name-asian="Microsoft YaHei" style:font-size-asian="10pt" style:font-name-complex="Mangal1" style:font-size-complex="10pt"/>
    </style:style>
    <style:style style:name="P3" style:family="paragraph" style:parent-style-name="Heading_20_1">
      <style:paragraph-properties fo:text-align="justify" style:justify-single-word="false"/>
      <style:text-properties officeooo:paragraph-rsid="00182979"/>
    </style:style>
    <style:style style:name="P4" style:family="paragraph" style:parent-style-name="Standard">
      <style:paragraph-properties fo:text-align="justify" style:justify-single-word="false"/>
      <style:text-properties officeooo:paragraph-rsid="0006c925"/>
    </style:style>
    <style:style style:name="P5" style:family="paragraph" style:parent-style-name="Text_20_body" style:list-style-name="L1">
      <style:paragraph-properties fo:text-align="justify" style:justify-single-word="false"/>
      <style:text-properties fo:font-weight="bold" officeooo:paragraph-rsid="001e7430" style:font-weight-asian="bold" style:font-weight-complex="bold"/>
    </style:style>
    <style:style style:name="P6" style:family="paragraph" style:parent-style-name="Text_20_body">
      <style:paragraph-properties fo:text-align="justify" style:justify-single-word="false"/>
      <style:text-properties officeooo:rsid="00242933" officeooo:paragraph-rsid="00242933"/>
    </style:style>
    <style:style style:name="P7" style:family="paragraph" style:parent-style-name="Text_20_body" style:list-style-name="L1">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text-underline-style="none" officeooo:rsid="0025a784" officeooo:paragraph-rsid="0025a784"/>
    </style:style>
    <style:style style:name="P10" style:family="paragraph" style:parent-style-name="Text_20_body">
      <style:paragraph-properties fo:text-align="justify" style:justify-single-word="false"/>
      <style:text-properties officeooo:rsid="0025a784" officeooo:paragraph-rsid="0025a784"/>
    </style:style>
    <style:style style:name="P11" style:family="paragraph" style:parent-style-name="Text_20_body" style:list-style-name="L1">
      <style:paragraph-properties fo:text-align="justify" style:justify-single-word="false"/>
      <style:text-properties fo:font-weight="bold" officeooo:paragraph-rsid="0025a784" style:font-weight-asian="bold" style:font-weight-complex="bold"/>
    </style:style>
    <style:style style:name="P12" style:family="paragraph" style:parent-style-name="Text_20_body">
      <style:paragraph-properties fo:text-align="justify" style:justify-single-word="false"/>
      <style:text-properties officeooo:rsid="0025b8c8" officeooo:paragraph-rsid="0025b8c8"/>
    </style:style>
    <style:style style:name="P13" style:family="paragraph" style:parent-style-name="Text_20_body">
      <style:paragraph-properties fo:text-align="justify" style:justify-single-word="false"/>
      <style:text-properties officeooo:rsid="0025f4ec" officeooo:paragraph-rsid="0025f4ec"/>
    </style:style>
    <style:style style:name="P14" style:family="paragraph" style:parent-style-name="Text_20_body">
      <style:paragraph-properties fo:text-align="justify" style:justify-single-word="false"/>
      <style:text-properties officeooo:paragraph-rsid="0025f4ec"/>
    </style:style>
    <style:style style:name="P15" style:family="paragraph" style:parent-style-name="Text_20_body">
      <style:paragraph-properties fo:text-align="justify" style:justify-single-word="false"/>
      <style:text-properties officeooo:rsid="00288fab" officeooo:paragraph-rsid="00288fab"/>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text-properties officeooo:rsid="0029a3f4" officeooo:paragraph-rsid="0029a3f4"/>
    </style:style>
    <style:style style:name="P18" style:family="paragraph" style:parent-style-name="Text_20_body">
      <style:paragraph-properties fo:text-align="justify" style:justify-single-word="false"/>
      <style:text-properties officeooo:paragraph-rsid="0029d2f0"/>
    </style:style>
    <style:style style:name="P19" style:family="paragraph" style:parent-style-name="Text_20_body" style:list-style-name="L1">
      <style:paragraph-properties fo:text-align="justify" style:justify-single-word="false"/>
      <style:text-properties fo:font-weight="bold" officeooo:paragraph-rsid="003116f3" style:font-weight-asian="bold" style:font-weight-complex="bold"/>
    </style:style>
    <style:style style:name="P20" style:family="paragraph" style:parent-style-name="Text_20_body">
      <style:paragraph-properties fo:text-align="justify" style:justify-single-word="false"/>
      <style:text-properties officeooo:rsid="0029d2f0" officeooo:paragraph-rsid="0029d2f0"/>
    </style:style>
    <style:style style:name="P21" style:family="paragraph" style:parent-style-name="Text_20_body">
      <style:paragraph-properties fo:text-align="justify" style:justify-single-word="false"/>
      <style:text-properties officeooo:rsid="0029d7de" officeooo:paragraph-rsid="0029d7de"/>
    </style:style>
    <style:style style:name="P22" style:family="paragraph" style:parent-style-name="Text_20_body">
      <style:paragraph-properties fo:text-align="justify" style:justify-single-word="false"/>
      <style:text-properties officeooo:rsid="0029df0e" officeooo:paragraph-rsid="0029df0e"/>
    </style:style>
    <style:style style:name="P23" style:family="paragraph" style:parent-style-name="Text_20_body" style:list-style-name="L3">
      <style:paragraph-properties fo:text-align="justify" style:justify-single-word="false"/>
      <style:text-properties officeooo:rsid="0029df0e" officeooo:paragraph-rsid="0029df0e"/>
    </style:style>
    <style:style style:name="P24" style:family="paragraph" style:parent-style-name="Text_20_body">
      <style:paragraph-properties fo:text-align="justify" style:justify-single-word="false"/>
      <style:text-properties officeooo:rsid="002b8db0" officeooo:paragraph-rsid="002b8db0"/>
    </style:style>
    <style:style style:name="P25" style:family="paragraph" style:parent-style-name="Text_20_body">
      <style:paragraph-properties fo:text-align="justify" style:justify-single-word="false"/>
      <style:text-properties officeooo:paragraph-rsid="002b8db0"/>
    </style:style>
    <style:style style:name="P26" style:family="paragraph" style:parent-style-name="Text_20_body">
      <style:paragraph-properties fo:text-align="justify" style:justify-single-word="false"/>
      <style:text-properties officeooo:rsid="002d799d" officeooo:paragraph-rsid="002d799d"/>
    </style:style>
    <style:style style:name="P27" style:family="paragraph" style:parent-style-name="Standard">
      <style:paragraph-properties fo:text-align="justify" style:justify-single-word="false"/>
      <style:text-properties officeooo:rsid="002d799d" officeooo:paragraph-rsid="002d799d"/>
    </style:style>
    <style:style style:name="P28" style:family="paragraph" style:parent-style-name="Standard">
      <style:paragraph-properties fo:text-align="justify" style:justify-single-word="false"/>
      <style:text-properties officeooo:paragraph-rsid="001e7430"/>
    </style:style>
    <style:style style:name="P29" style:family="paragraph" style:parent-style-name="Heading_20_2">
      <style:paragraph-properties fo:text-align="justify" style:justify-single-word="false"/>
    </style:style>
    <style:style style:name="P30" style:family="paragraph" style:parent-style-name="Text_20_body" style:list-style-name="L1">
      <style:paragraph-properties fo:text-align="justify" style:justify-single-word="false"/>
      <style:text-properties officeooo:paragraph-rsid="001e7430"/>
    </style:style>
    <style:style style:name="P31" style:family="paragraph" style:parent-style-name="Text_20_body" style:list-style-name="L1">
      <style:paragraph-properties fo:text-align="justify" style:justify-single-word="false"/>
      <style:text-properties officeooo:paragraph-rsid="002d799d"/>
    </style:style>
    <style:style style:name="P32" style:family="paragraph" style:parent-style-name="Standard">
      <style:paragraph-properties fo:text-align="justify" style:justify-single-word="false" fo:break-before="page"/>
      <style:text-properties officeooo:paragraph-rsid="001e7430"/>
    </style:style>
    <style:style style:name="T1" style:family="text">
      <style:text-properties officeooo:rsid="000943e4"/>
    </style:style>
    <style:style style:name="T2" style:family="text">
      <style:text-properties style:font-name="Liberation Sans" fo:font-size="18.2000007629395pt" fo:font-weight="bold" officeooo:rsid="00182979" style:font-name-asian="Microsoft YaHei" style:font-size-asian="18.2000007629395pt" style:font-weight-asian="bold" style:font-name-complex="Mangal1" style:font-size-complex="18.2000007629395pt" style:font-weight-complex="bold"/>
    </style:style>
    <style:style style:name="T3" style:family="text">
      <style:text-properties officeooo:rsid="00182979"/>
    </style:style>
    <style:style style:name="T4" style:family="text">
      <style:text-properties officeooo:rsid="00242933"/>
    </style:style>
    <style:style style:name="T5" style:family="text">
      <style:text-properties officeooo:rsid="0029d2f0"/>
    </style:style>
    <style:style style:name="T6" style:family="text">
      <style:text-properties officeooo:rsid="002b8db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Nombre</text:p>
          </table:table-cell>
          <table:table-cell table:style-name="Tabla1.A1" office:value-type="string">
            <text:p text:style-name="P2">Daniel </text:p>
          </table:table-cell>
          <table:table-cell table:style-name="Tabla1.A1" office:value-type="string">
            <text:p text:style-name="P1">Curso</text:p>
          </table:table-cell>
          <table:table-cell table:style-name="Tabla1.D1" office:value-type="string">
            <text:p text:style-name="P2">1ºDAW</text:p>
          </table:table-cell>
        </table:table-row>
        <table:table-row>
          <table:table-cell table:style-name="Tabla1.A2" office:value-type="string">
            <text:p text:style-name="P1">Apellidos</text:p>
          </table:table-cell>
          <table:table-cell table:style-name="Tabla1.A2" office:value-type="string">
            <text:p text:style-name="P2">Santana Bueno</text:p>
          </table:table-cell>
          <table:table-cell table:style-name="Tabla1.A2" office:value-type="string">
            <text:p text:style-name="P1">Fecha</text:p>
          </table:table-cell>
          <table:table-cell table:style-name="Tabla1.D2" office:value-type="string">
            <text:p text:style-name="P2">26/09/2025</text:p>
          </table:table-cell>
        </table:table-row>
      </table:table>
      <text:h text:style-name="P3" text:outline-level="1"><text:bookmark-start text:name="__RefHeading___Toc1059_4180954768"/><text:span text:style-name="T1">Practica 0</text:span><text:span text:style-name="T2">4b</text:span>.- Anillos de Protección <text:span text:style-name="T3">del sistema</text:span><text:bookmark-end text:name="__RefHeading___Toc1059_4180954768"/></text:h>
      <text:p text:style-name="P4"/>
      <text:list text:style-name="L1">
        <text:list-item>
          <text:p text:style-name="P5"><text:span text:style-name="T4">¿</text:span>Qué es un anillo de protección del sistema?</text:p>
        </text:list-item>
      </text:list>
      <text:p text:style-name="P6">Son los elementos de la arquitectura de la CPU que define los distintos niveles de privilegios.</text:p>
      <text:p text:style-name="P6"/>
      <text:list text:continue-numbering="true" text:style-name="L1">
        <text:list-item>
          <text:p text:style-name="P7">¿Qué nivel de privilegio tiene el Anillo 0 y a qué se le conoce?</text:p>
        </text:list-item>
      </text:list>
      <text:p text:style-name="P6">Tiene el privilegio más alto y se le conoce como kernel.</text:p>
      <text:p text:style-name="P8"/>
      <text:list text:continue-numbering="true" text:style-name="L1">
        <text:list-item>
          <text:p text:style-name="P7">¿Qué tipo de código se ejecuta en el Anillo 3?</text:p>
        </text:list-item>
      </text:list>
      <text:p text:style-name="P9">Un tipo de código que tiene acceso limitado y no puede interactuar directamente con el hardware ni acceder a la memoria de los procesos.</text:p>
      <text:p text:style-name="P8"/>
      <text:list text:continue-numbering="true" text:style-name="L1">
        <text:list-item>
          <text:p text:style-name="P7">¿Qué es el "Modo Kernel"?</text:p>
        </text:list-item>
      </text:list>
      <text:p text:style-name="P10">Es el nivel más alto de privilegio.</text:p>
      <text:p text:style-name="P10"/>
      <text:list text:continue-numbering="true" text:style-name="L1">
        <text:list-item>
          <text:p text:style-name="P7">¿Cuál es la función principal del "Modo Usuario"?</text:p>
        </text:list-item>
      </text:list>
      <text:p text:style-name="P10">Ejecutar aplicaciones y funciones con privilegios limitados.</text:p>
      <text:p text:style-name="P8"/>
      <text:list text:continue-numbering="true" text:style-name="L1">
        <text:list-item>
          <text:p text:style-name="P7">¿Qué sucede si un fallo ocurre en el "Modo Kernel"?</text:p>
        </text:list-item>
      </text:list>
      <text:p text:style-name="P10">Puede colapsar el sistema.</text:p>
      <text:p text:style-name="P8"/>
      <text:list text:continue-numbering="true" text:style-name="L1">
        <text:list-item>
          <text:p text:style-name="P11">¿Qué sucede si un fallo ocurre en el "Modo Usuario"?</text:p>
        </text:list-item>
      </text:list>
      <text:p text:style-name="P12">El anillo 0 <text:s/>detecta el fallo y lo gestiona.</text:p>
      <text:p text:style-name="P8"/>
      <text:list text:continue-numbering="true" text:style-name="L1">
        <text:list-item>
          <text:p text:style-name="P7">¿Por qué las aplicaciones de usuario no pueden acceder directamente al 'hardware'?</text:p>
        </text:list-item>
      </text:list>
      <text:p text:style-name="P12">Por razones de seguridad no puede, se tiene que comunicar con el kernel.</text:p>
      <text:p text:style-name="P8"/>
      <text:p text:style-name="P8"/>
      <text:list text:continue-numbering="true" text:style-name="L1">
        <text:list-item>
          <text:p text:style-name="P7"><text:soft-page-break/>¿Qué es una llamada al sistema ('system call')?</text:p>
        </text:list-item>
      </text:list>
      <text:p text:style-name="P13">Proceso en la que una aplicación al queres realizar cualquier operación , realiza una solicitud de aprobaciñon al núcleo.</text:p>
      <text:p text:style-name="P13"/>
      <text:list text:continue-numbering="true" text:style-name="L1">
        <text:list-item>
          <text:p text:style-name="P7">¿Cuál es el único camino seguro para que un programa de usuario interactúe con el 'kernel'?</text:p>
        </text:list-item>
      </text:list>
      <text:p text:style-name="P13">Que el kernel apruebe esa llamada realizada por la aplicación.</text:p>
      <text:p text:style-name="P13"/>
      <text:list text:continue-numbering="true" text:style-name="L1">
        <text:list-item>
          <text:p text:style-name="P7">Nombra una de las funciones de gestión del 'kernel' mencionadas en el texto.</text:p>
        </text:list-item>
      </text:list>
      <text:p text:style-name="P13">Gestión de memoria.</text:p>
      <text:p text:style-name="P8"/>
      <text:list text:continue-numbering="true" text:style-name="L1">
        <text:list-item>
          <text:p text:style-name="P7">¿Qué tecnología, mencionada en el texto, permite la creación de máquinas virtuales?</text:p>
        </text:list-item>
      </text:list>
      <text:p text:style-name="P13">Vt-x de intel o AMD-V de AMD.</text:p>
      <text:p text:style-name="P14"/>
      <text:list text:continue-numbering="true" text:style-name="L1">
        <text:list-item>
          <text:p text:style-name="P7">¿Qué es un "kernel panic"?</text:p>
        </text:list-item>
      </text:list>
      <text:p text:style-name="P13">Un fallo en el código del kernel.</text:p>
      <text:p text:style-name="P13"/>
      <text:list text:continue-numbering="true" text:style-name="L1">
        <text:list-item>
          <text:p text:style-name="P7">¿Qué es una interrupción de 'software' en el proceso de una llamada al sistema?</text:p>
        </text:list-item>
      </text:list>
      <text:p text:style-name="P15">Una señal de solicitud proveniente del programa que envía al sistema.</text:p>
      <text:p text:style-name="P8"/>
      <text:list xml:id="list173618256879507" text:continue-numbering="true" text:style-name="L1">
        <text:list-item>
          <text:p text:style-name="P7">¿Por qué el uso de los Anillos 1 y 2 es poco común en los sistemas operativos modernos?</text:p>
          <text:p text:style-name="P16"/>
        </text:list-item>
      </text:list>
      <text:list text:style-name="L2">
        <text:list-item>
          <text:p text:style-name="P17">La complejidad y el coste de rendimiento.</text:p>
        </text:list-item>
        <text:list-item>
          <text:p text:style-name="P17">La mayorían de los sistemas operativos tiene una arquitectura monolítica.</text:p>
        </text:list-item>
      </text:list>
      <text:p text:style-name="P8"/>
      <text:p text:style-name="P8"/>
      <text:list text:continue-list="list173618256879507" text:style-name="L1">
        <text:list-item>
          <text:p text:style-name="P7">¿Qué tipo de arquitectura de 'kernel' es más común en los sistemas operativos como Linux?</text:p>
        </text:list-item>
      </text:list>
      <text:p text:style-name="P18"><text:span text:style-name="T5">Arquitectura de kernel monolítica.</text:span></text:p>
      <text:p text:style-name="P18"/>
      <text:list text:continue-numbering="true" text:style-name="L1">
        <text:list-item>
          <text:p text:style-name="P19"><text:soft-page-break/>¿Qué es el "cambio de contexto" en el proceso de una llamada al sistema?</text:p>
          <text:p text:style-name="P16"/>
        </text:list-item>
      </text:list>
      <text:p text:style-name="P20">Es la interrupción que hace la CPU cambie <text:s/>del anillo 3 al anillo 0.</text:p>
      <text:p text:style-name="P8"/>
      <text:list text:continue-numbering="true" text:style-name="L1">
        <text:list-item>
          <text:p text:style-name="P7">Nombra un ejemplo de un programa que se ejecuta en el Anillo 3.</text:p>
        </text:list-item>
      </text:list>
      <text:p text:style-name="P20"/>
      <text:p text:style-name="P20">Un ejemplo puede ser un navegador web, por ejemplo: Google Chrome.</text:p>
      <text:p text:style-name="P8"/>
      <text:list text:continue-numbering="true" text:style-name="L1">
        <text:list-item>
          <text:p text:style-name="P7">¿Cuál es el propósito original de los Anillos 1 y 2?</text:p>
        </text:list-item>
      </text:list>
      <text:p text:style-name="P20">El proposito general era que el sistema tuviera niveles de privilegios escalonados.</text:p>
      <text:p text:style-name="P18"/>
      <text:list text:continue-numbering="true" text:style-name="L1">
        <text:list-item>
          <text:p text:style-name="P7">¿Qué se gana en rendimiento con un 'kernel' monolítico frente a un modelo de 'microkernel' con múltiples anillos?</text:p>
        </text:list-item>
      </text:list>
      <text:p text:style-name="P20">Las llamadas al sistema son más rápidas.</text:p>
      <text:p text:style-name="P18"/>
      <text:list text:continue-numbering="true" text:style-name="L1">
        <text:list-item>
          <text:p text:style-name="P7">¿Qué es la 'glibc' y en qué anillo se ejecuta?</text:p>
        </text:list-item>
      </text:list>
      <text:p text:style-name="P21">Glibc es una biblioteca de usuario que proporciona las funciones estándar que las aplicaciones utilizan. Se ejecuta en el anillo 3 (Modo usuario).</text:p>
      <text:p text:style-name="P8"/>
      <text:list text:continue-numbering="true" text:style-name="L1">
        <text:list-item>
          <text:p text:style-name="P7">¿Cómo afecta un cambio de anillo al rendimiento de la CPU?</text:p>
        </text:list-item>
      </text:list>
      <text:p text:style-name="P21">Al producirse un cambio de contexto, la CPU causa un consumo de recursos importante.</text:p>
      <text:p text:style-name="P8"/>
      <text:list text:continue-numbering="true" text:style-name="L1">
        <text:list-item>
          <text:p text:style-name="P7">Nombra un sistema operativo de tiempo real que podría utilizar los anillos intermedios.</text:p>
        </text:list-item>
      </text:list>
      <text:p text:style-name="P21">Uno de ellos es: <text:span text:style-name="T6">QNX</text:span></text:p>
      <text:p text:style-name="P8"/>
      <text:list text:continue-numbering="true" text:style-name="L1">
        <text:list-item>
          <text:p text:style-name="P7">¿Qué gestiona el 'kernel' de Linux al utilizar los 'drivers' de dispositivos?</text:p>
        </text:list-item>
      </text:list>
      <text:p text:style-name="P22">El hardware.</text:p>
      <text:p text:style-name="P8"/>
      <text:p text:style-name="P8"/>
      <text:list text:continue-numbering="true" text:style-name="L1">
        <text:list-item>
          <text:p text:style-name="P7"><text:soft-page-break/>¿Cuál es la principal ventaja de seguridad de separar el "Modo Kernel" y el "Modo Usuario"?</text:p>
          <text:p text:style-name="P7"/>
        </text:list-item>
      </text:list>
      <text:p text:style-name="P22">Protección a los recursos del sistema y la memoria.</text:p>
      <text:p text:style-name="P8"/>
      <text:list xml:id="list173618715518686" text:continue-numbering="true" text:style-name="L1">
        <text:list-item>
          <text:p text:style-name="P7">Describe brevemente el proceso de una llamada al sistema.</text:p>
        </text:list-item>
      </text:list>
      <text:list text:style-name="L3">
        <text:list-item>
          <text:p text:style-name="P23">El programa quiere ejecutar una instrucción privilegiada </text:p>
        </text:list-item>
        <text:list-item>
          <text:p text:style-name="P23">La CPU responde haciendo un cambio de contexto, cambia del anillo 3 al 0.</text:p>
        </text:list-item>
        <text:list-item>
          <text:p text:style-name="P23">El Kernel verifica la solicitud y si, es válida, hace posible que esa instrucción se ejecute.</text:p>
        </text:list-item>
        <text:list-item>
          <text:p text:style-name="P23">Una vez completada, el kernel le devuelve los mandos al programa de vuelta al programa y hace otro cambio de contexto de vuelta al anillo 3.</text:p>
        </text:list-item>
      </text:list>
      <text:p text:style-name="P8"/>
      <text:list text:continue-list="list173618715518686" text:style-name="L1">
        <text:list-item>
          <text:p text:style-name="P7">¿Qué es un 'shell' y en qué anillo se ejecuta?</text:p>
        </text:list-item>
      </text:list>
      <text:p text:style-name="P24">Un shell es un interprete de comandos y se ejecuta en el anillo 3, a nivel de usuario.</text:p>
      <text:p text:style-name="P25"/>
      <text:list text:continue-numbering="true" text:style-name="L1">
        <text:list-item>
          <text:p text:style-name="P7">¿Qué significa que un sistema sea 'más robusto' en el contexto de la arquitectura de 'microkernel'?</text:p>
        </text:list-item>
      </text:list>
      <text:p text:style-name="P26">Significa que el sistema utiliza un modelo de protección por capas parecido a los anillos.</text:p>
      <text:p text:style-name="P8"/>
      <text:list text:continue-numbering="true" text:style-name="L1">
        <text:list-item>
          <text:p text:style-name="P7">¿Qué sistema operativo, basado en una investigación de Xerox, popularizó la interfaz gráfica de usuario?</text:p>
        </text:list-item>
      </text:list>
      <text:p text:style-name="P26"/>
      <text:p text:style-name="P26">Ese sistema fue el del Apple Macintosh.</text:p>
      <text:p text:style-name="P8"/>
      <text:list xml:id="list173617974698950" text:continue-numbering="true" text:style-name="L1">
        <text:list-item>
          <text:p text:style-name="P7">¿Qué tecnología se ha vuelto más flexible y eficiente que la segmentación por anillos para el aislamiento?</text:p>
        </text:list-item>
      </text:list>
      <text:p text:style-name="P27">Esa tecnología es la virtualización.</text:p>
      <text:p text:style-name="P28"/>
      <text:h text:style-name="P29" text:outline-level="2">Test </text:h>
      <text:p text:style-name="P28"/>
      <text:list text:continue-numbering="true" text:style-name="L1">
        <text:list-item text:start-value="1">
          <text:p text:style-name="P30">¿Cuál es la función principal de los anillos de protección en la arquitectura de la CPU? a) Definir los diferentes tamaños de la memoria RAM. b) Establecer distintos niveles de <text:soft-page-break/>privilegios para el acceso a recursos del sistema. c) Aumentar la velocidad de procesamiento de la CPU. d) Gestionar la interfaz gráfica del usuario. Respuesta correcta: b</text:p>
        </text:list-item>
        <text:list-item>
          <text:p text:style-name="P31">¿Qué nivel de privilegio tiene el Anillo 0 en la arquitectura de la CPU? a) Acceso limitado, solo a aplicaciones de usuario. b) Acceso a la red y a la memoria física. c) Acceso total y sin restricciones a todo el hardware. d) Privilegios intermedios entre el Anillo 0 y el Anillo 3. Respuesta correcta: c</text:p>
        </text:list-item>
        <text:list-item>
          <text:p text:style-name="P31">Si una aplicación de usuario (Anillo 3) necesita escribir un archivo en el disco duro, ¿qué mecanismo debe utilizar? a) Acceso directo al hardware. b) Una llamada al sistema (system call). c) Un cambio de contexto sin interrupción. d) Una instrucción de 'shell' directamente. Respuesta correcta: b</text:p>
        </text:list-item>
        <text:list-item>
          <text:p text:style-name="P31">¿Qué consecuencia puede tener un fallo en el código del 'kernel' de Linux, que se ejecuta en el Anillo 0? a) Solo la aplicación de usuario que lo provocó se detiene. b) La CPU cambia a Anillo 3 para recuperarse. c) Puede causar un 'kernel panic' y colapsar todo el sistema. d) El sistema se reinicia automáticamente sin pérdida de datos. Respuesta correcta: c</text:p>
        </text:list-item>
        <text:list-item>
          <text:p text:style-name="P31">¿Por qué los sistemas operativos modernos como Linux y Windows no utilizan los Anillos 1 y 2? a) Porque no existen en la arquitectura x86. b) Porque la implementación de anillos intermedios añade complejidad y coste de rendimiento. c) Porque la seguridad del Anillo 3 es suficiente. d) Porque solo el Anillo 0 y el Anillo 3 pueden realizar 'SysCalls'. Respuesta correcta: b</text:p>
        </text:list-item>
        <text:list-item>
          <text:p text:style-name="P16">¿Cuál de las siguientes tareas es realizada por el 'kernel' de Linux en el Anillo 0? a) Navegar por internet usando un navegador web. b) Escribir código en un editor de texto. c) Gestionar la memoria virtual y física del sistema. d) Ejecutar programas de línea de comandos como 'bash'. Respuesta correcta: c</text:p>
        </text:list-item>
        <text:list-item>
          <text:p text:style-name="P16">Cuando la CPU cambia de Anillo 3 a Anillo 0 para ejecutar una llamada al sistema, ¿cómo se llama este proceso? a) Kernel panic. b) Cambio de contexto. c) Multiprogramación. d) Virtualización. Respuesta correcta: b</text:p>
        </text:list-item>
        <text:list-item>
          <text:p text:style-name="P16">Según el texto, ¿cuál de los siguientes sistemas operativos podría utilizar los Anillos 1 y 2? a) Linux b) Windows 10 c) Android OS d) QNX Respuesta correcta: d</text:p>
        </text:list-item>
        <text:list-item>
          <text:p text:style-name="P16">¿Qué ocurre si una aplicación en el Modo Usuario (Anillo 3) falla? a) El sistema operativo puede terminar ese proceso sin afectar al sistema en general. b) Se produce un 'kernel panic' y el sistema se bloquea. c) La CPU cambia a Anillo 0 para corregir el error. d) El sistema operativo reinicia la computadora de forma inmediata. Respuesta correcta: a</text:p>
        </text:list-item>
        <text:list-item>
          <text:p text:style-name="P16">¿Qué tipo de arquitectura de 'kernel' se asocia con un diseño donde todos los servicios críticos del sistema se ejecutan en el Anillo 0? a) Arquitectura de microkernel. b) Arquitectura de kernel monolítico. c) Arquitectura de kernel distribuido. d) Arquitectura de kernel híbrido. Respuesta correcta: b</text:p>
        </text:list-item>
        <text:list-item>
          <text:p text:style-name="P16">¿Qué es una llamada al sistema ('system call')? a) Un tipo de error de 'software' que bloquea la aplicación. b) Una instrucción que permite a un programa de usuario interactuar <text:soft-page-break/>directamente con el 'hardware'. c) Una solicitud de un programa de usuario para que el 'kernel' realice una tarea privilegiada. d) Un tipo de 'malware' que se ejecuta en el Anillo 0. Respuesta correcta: c</text:p>
        </text:list-item>
        <text:list-item>
          <text:p text:style-name="P16">Un 'driver' de dispositivo, como el de una tarjeta de red, ¿dónde se ejecutaría en un sistema operativo con una arquitectura de 'kernel' monolítico? a) En el Anillo 3, ya que es un programa que interactúa con el 'hardware'. b) En el Anillo 1, ya que es un nivel de privilegio intermedio. c) En el Anillo 0, dentro del mismo espacio de memoria del 'kernel'. d) Fuera de los anillos, ya que es un componente de 'hardware'. Respuesta correcta: c</text:p>
        </text:list-item>
        <text:list-item>
          <text:p text:style-name="P16">En el contexto de las llamadas al sistema, ¿qué función cumple la interrupción de 'software'? a) Terminar la ejecución del programa de usuario de forma segura. b) Evitar que la CPU cambie de anillo. c) Forzar un cambio del Anillo 3 al Anillo 0 para que el 'kernel' atienda una solicitud. d) Liberar la memoria utilizada por un programa en el Anillo 3. Respuesta correcta: c</text:p>
        </text:list-item>
        <text:list-item>
          <text:p text:style-name="P16">¿Qué ocurre después de que el 'kernel' completa la tarea solicitada por una llamada al sistema? a) La CPU permanece en el Anillo 0 para futuras solicitudes. b) El programa de usuario se termina y se libera la memoria. c) La CPU cambia de nuevo al Anillo 3 y le devuelve el control al programa de usuario. d) El sistema operativo reinicia la computadora. Respuesta correcta: c</text:p>
        </text:list-item>
        <text:list-item>
          <text:p text:style-name="P16">En un modelo de 'microkernel', un 'driver' de dispositivo se ejecutaría en el Anillo 2. ¿Cuál sería la ventaja de este enfoque? a) Mejor rendimiento, ya que no hay cambios de contexto. b) Un 'driver' defectuoso podría colapsar todo el sistema. c) Menor complejidad de implementación. d) Mayor robustez y aislamiento, ya que el fallo del 'driver' no afectaría al 'kernel'. Respuesta correcta: d</text:p>
        </text:list-item>
        <text:list-item>
          <text:p text:style-name="P16">¿Qué tipo de programas se ejecutan en el Anillo 3 (Modo Usuario)? a) Los 'drivers' de dispositivos. b) El sistema de archivos del sistema operativo. c) El planificador de procesos. d) Navegadores web, juegos y editores de texto. Respuesta correcta: d</text:p>
        </text:list-item>
        <text:list-item>
          <text:p text:style-name="P16">El mecanismo de 'system calls' garantiza que: a) El 'kernel' pueda acceder a la memoria de otros procesos de usuario. b) La CPU no necesite cambiar entre Anillo 3 y Anillo 0. c) Las aplicaciones de usuario tengan acceso directo al 'hardware' sin permiso del 'kernel'. d) El 'kernel' mantenga el control total y la seguridad sobre los recursos del sistema. Respuesta correcta: d</text:p>
        </text:list-item>
        <text:list-item>
          <text:p text:style-name="P16">¿Cuál de las siguientes afirmaciones sobre la arquitectura x86 y los anillos de protección es correcta? a) La arquitectura x86 solo tiene dos anillos, Anillo 0 y Anillo 3. b) La arquitectura x86 fue diseñada originalmente para un modelo de dos anillos. c) La arquitectura x86 tiene más anillos de los que la mayoría de los sistemas operativos modernos utilizan. d) La arquitectura x86 no tiene un mecanismo de protección de memoria. Respuesta correcta: c</text:p>
        </text:list-item>
        <text:list-item>
          <text:p text:style-name="P16">¿Qué concepto es crucial para la seguridad de un sistema operativo, ya que previene que un proceso acceda a la memoria de otro? a) Gestión de procesos. b) Control de dispositivos. c) Gestión de memoria. d) Sistema de archivos. Respuesta correcta: c</text:p>
        </text:list-item>
        <text:list-item>
          <text:p text:style-name="P16"><text:soft-page-break/>En el contexto de la virtualización (VT-x o AMD-V), ¿en qué anillo se ejecuta el 'hypervisor' (capa de 'software' que crea las máquinas virtuales)? a) En el Anillo 3, ya que es un programa que el usuario ejecuta. b) En un nuevo anillo, el Anillo -1, para tener más privilegios que el 'kernel'. c) En el Anillo 0, ya que necesita privilegios para gestionar las máquinas virtuales. d) En el Anillo 1, ya que es una capa intermedia entre el 'kernel' y las aplicaciones. Respuesta correcta: c</text:p>
        </text:list-item>
        <text:list-item>
          <text:p text:style-name="P16">El propósito original de los Anillos 1 y 2 era: a) Proporcionar privilegios intermedios para componentes del sistema como 'drivers' y gestores de servicios. b) Permitir que las aplicaciones de usuario accedan directamente al 'hardware'. c) Gestionar la memoria de los procesos en el Anillo 3. d) Mejorar el rendimiento de las 'system calls'. Respuesta correcta: a</text:p>
        </text:list-item>
        <text:list-item>
          <text:p text:style-name="P16">Un 'shell', como 'bash' o 'zsh', ¿en qué anillo se ejecuta y por qué? a) Anillo 0, porque necesita ejecutar comandos del sistema. b) Anillo 3, porque es una aplicación de usuario. c) Anillo 1, porque es un gestor de servicios. d) Anillo 2, porque controla dispositivos de E/S. Respuesta correcta: b</text:p>
        </text:list-item>
        <text:list-item>
          <text:p text:style-name="P16">¿Qué ocurre si un programa de usuario intenta acceder directamente a un espacio de memoria del 'kernel'? a) El acceso es permitido, ya que el 'kernel' confía en los programas de usuario. b) La CPU realiza automáticamente un cambio de anillo para permitir el acceso. c) El sistema operativo termina el proceso por violar una política de seguridad. d) El 'kernel' permite el acceso pero registra la actividad para el historial del sistema. Respuesta correcta: c</text:p>
        </text:list-item>
        <text:list-item>
          <text:p text:style-name="P16">¿Qué parte de un sistema operativo monolítico, como Linux, se encarga de leer y escribir en el disco duro? a) Un 'daemon' que se ejecuta en el Anillo 3. b) La biblioteca C (glibc), que se ejecuta en el Anillo 3. c) El sistema de archivos, que es parte del 'kernel' en el Anillo 0. d) El programa de usuario que quiere guardar el archivo. Respuesta correcta: c</text:p>
        </text:list-item>
        <text:list-item>
          <text:p text:style-name="P16">¿Cómo se describe la arquitectura de un sistema operativo que tiene un núcleo mínimo y ejecuta los servicios del sistema, como los 'drivers', en niveles de privilegio más bajos? a) Arquitectura de 'kernel' monolítico. b) Arquitectura de 'microkernel'. c) Arquitectura de 'kernel' distribuido. d) Arquitectura de 'kernel' híbrido. Respuesta correcta: b</text:p>
        </text:list-item>
        <text:list-item>
          <text:p text:style-name="P16">¿Por qué un sistema con una arquitectura de 'microkernel' podría utilizar los Anillos 1 y 2, mientras que un sistema monolítico no? a) Para mejorar la velocidad de las llamadas al sistema. b) Para evitar que los programas de usuario fallen. c) Para implementar la separación de privilegios de forma más granular y robusta. d) Para hacer la transición de Anillo 0 a Anillo 3 más fácil. Respuesta correcta: c</text:p>
        </text:list-item>
        <text:list-item>
          <text:p text:style-name="P16">Un 'kernel panic' es una consecuencia de un fallo en el código que se ejecuta en: a) El Anillo 3. b) Los Anillos 1 o 2. c) La capa de 'hypervisor'. d) El Anillo 0. Respuesta correcta: d</text:p>
        </text:list-item>
        <text:list-item>
          <text:p text:style-name="P16">¿Qué concepto clave se asocia con el aislamiento de procesos y la asignación de su propio espacio de memoria? a) Control de dispositivos. b) Sistema de archivos. c) Gestión de memoria. d) Gestión de procesos. Respuesta correcta: c</text:p>
        </text:list-item>
        <text:list-item>
          <text:p text:style-name="P16"><text:soft-page-break/>Según el texto, la biblioteca C (glibc) se ejecuta en: a) El Anillo 0, ya que es una biblioteca del sistema. b) El Anillo 3, como una biblioteca de 'usuario'. c) El Anillo 1, como un gestor de servicios. d) El 'kernel' del sistema operativo. Respuesta correcta: b</text:p>
        </text:list-item>
        <text:list-item>
          <text:p text:style-name="P16">El paso en el que el procesador salta a una rutina de servicio en el 'kernel' para realizar una tarea se llama: a) Retorno a modo 'usuario'. b) Cambio de contexto. c) Ejecución del 'kernel'. d) Interrupción de 'software'. Respuesta correcta: c</text:p>
        </text:list-item>
      </text:list>
      <text:p text:style-name="P28"/>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4" text:anchor-type="char" svg:x="15.953cm" svg:y="-1.244cm" svg:width="1.822cm" svg:height="1.838cm" draw:z-index="8"><draw:image xlink:href="Pictures/100000000000007A0000007BA3CD4ACD.png" xlink:type="simple" xlink:show="embed" xlink:actuate="onLoad" draw:mime-type="image/png"/></draw:frame><draw:frame draw:style-name="Mfr1" draw:name="Imagen13" text:anchor-type="char" svg:x="0.018cm" svg:y="-1.032cm" svg:width="12.203cm" svg:height="1.221cm" draw:z-index="17"><draw:image xlink:href="Pictures/10000000000002580000003C782DF0CD.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0-20T23:40:51.940000000</meta:creation-date>
    <meta:generator>LibreOffice/25.8.1.1$Windows_X86_64 LibreOffice_project/54047653041915e595ad4e45cccea684809c77b5</meta:generator>
    <dc:date>2025-09-30T17:36:17.140250000</dc:date>
    <meta:editing-duration>PT2H12M59S</meta:editing-duration>
    <meta:editing-cycles>40</meta:editing-cycles>
    <meta:document-statistic meta:table-count="1" meta:image-count="2" meta:object-count="0" meta:page-count="9" meta:paragraph-count="104" meta:word-count="2522" meta:character-count="14484" meta:non-whitespace-character-count="12127"/>
  </office:meta>
</office:document-meta>
</file>